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5"/>Living In A Data-Centric World<text:bookmark-end text:name="chapter-5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0-12-18T18:27:51Z</meta:creation-date>
    <dc:date>2020-12-18T18:27:51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